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istenceExceptionTranslationInterceptorTests.detectPersistenceExceptionTransla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ersistenceExceptionTranslationInterceptorTests.addPersistenceExceptionTranslation( ProxyFactory pf , PersistenceExceptionTranslator p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llOrderAwareExceptionTranslator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OrderAwareExceptionTranslator.CallOrderAwareExceptionTranslator( int order , List &lt; Integer &gt; call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llOrderAwareExceptionTranslator.translateExceptionIfPossible( Runtim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